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14cm"/>
    </style:style>
    <style:style style:name="co2" style:family="table-column">
      <style:table-column-properties fo:break-before="auto" style:column-width="0.295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1.653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2.164cm"/>
    </style:style>
    <style:style style:name="co14" style:family="table-column">
      <style:table-column-properties fo:break-before="auto" style:column-width="6.456cm"/>
    </style:style>
    <style:style style:name="co15" style:family="table-column">
      <style:table-column-properties fo:break-before="auto" style:column-width="8.269cm"/>
    </style:style>
    <style:style style:name="co16" style:family="table-column">
      <style:table-column-properties fo:break-before="auto" style:column-width="20.886cm"/>
    </style:style>
    <style:style style:name="co17" style:family="table-column">
      <style:table-column-properties fo:break-before="auto" style:column-width="3.524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<text:s/>Generative network models for simulating urban networks, the case of inter-city transport network in Southeast Asia</text:p>
          </table:table-cell>
          <table:table-cell office:value-type="float" office:value="1.72724097091557E+018">
            <text:p>172724097091557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urban system</text:p>
          </table:table-cell>
          <table:table-cell office:value-type="string">
            <text:p>South-East Asia</text:p>
          </table:table-cell>
          <table:table-cell office:value-type="string">
            <text:p>geography</text:p>
          </table:table-cell>
          <table:table-cell office:value-type="string">
            <text:p>cities interaction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ransport link scanner: simulating geographic transport network expansion through individual investments</text:p>
          </table:table-cell>
          <table:table-cell office:value-type="float" office:value="4.3957955128423E+018">
            <text:p>43957955128423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727797001153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Rules for biologically inspired adaptive network design</text:p>
          </table:table-cell>
          <table:table-cell office:value-type="float" office:value="1.78932420223071E+019">
            <text:p>178932420223071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transportation</text:p>
          </table:table-cell>
          <table:table-cell office:value-type="string">
            <text:p>Tokyo</text:p>
          </table:table-cell>
          <table:table-cell office:value-type="string">
            <text:p>biology</text:p>
          </table:table-cell>
          <table:table-cell office:value-type="string">
            <text:p>network growth</text:p>
          </table:table-cell>
          <table:table-cell table:number-columns-repeated="2"/>
          <table:table-cell office:value-type="string">
            <text:p>0.67063020214030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Evolving transportation networks</text:p>
          </table:table-cell>
          <table:table-cell office:value-type="float" office:value="8.25810138487601E+018">
            <text:p>825810138487601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,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US</text:p>
          </table:table-cell>
          <table:table-cell office:value-type="string">
            <text:p>economics</text:p>
          </table:table-cell>
          <table:table-cell office:value-type="string">
            <text:p>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pulation-driven urban road evolution dynamic model</text:p>
          </table:table-cell>
          <table:table-cell office:value-type="float" office:value="1.00729974212556E+019">
            <text:p>100729974212556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economics</text:p>
          </table:table-cell>
          <table:table-cell office:value-type="string">
            <text:p>Population-driven 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lternative transportation modes in an urban land use model: a general equilibrium approach</text:p>
          </table:table-cell>
          <table:table-cell office:value-type="float" office:value="3.16536412170758E+018">
            <text:p>3165364121707580000</text:p>
          </table:table-cell>
          <table:table-cell office:value-type="float" office:value="1979">
            <text:p>197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transportation demand</text:p>
          </table:table-cell>
          <table:table-cell table:number-columns-repeated="2"/>
          <table:table-cell office:value-type="string">
            <text:p>0.73251028806584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A model of the rise and fall of roads</text:p>
          </table:table-cell>
          <table:table-cell office:value-type="float" office:value="1.24501841368489E+019">
            <text:p>124501841368489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Twin Cities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703152885187388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Railway station site selection using analytical hierarchy process and data envelopment analysis</text:p>
          </table:table-cell>
          <table:table-cell office:value-type="float" office:value="9.93751399304623E+018">
            <text:p>99375139930462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Iran</text:p>
          </table:table-cell>
          <table:table-cell office:value-type="string">
            <text:p>engineering</text:p>
          </table:table-cell>
          <table:table-cell table:number-columns-repeated="2"/>
          <table:table-cell office:value-type="string">
            <text:p>http://www.sciencedirect.com/science/article/pii/S036083521000077X</text:p>
          </table:table-cell>
          <table:table-cell office:value-type="string">
            <text:p>0.682661837935717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Modeling evolutionary network of Shanghai urban subway</text:p>
          </table:table-cell>
          <table:table-cell office:value-type="float" office:value="8.39096371156454E+018">
            <text:p>839096371156454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hanghai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Growth Patterns of Subway/Metro Systems Tracked by Degree Correlation</text:p>
          </table:table-cell>
          <table:table-cell office:value-type="float" office:value="4.19685161931673E+018">
            <text:p>419685161931673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correl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evolution and planning of hierarchical transport networks</text:p>
          </table:table-cell>
          <table:table-cell office:value-type="float" office:value="1.55484073006272E+019">
            <text:p>155484073006272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aples</text:p>
          </table:table-cell>
          <table:table-cell office:value-type="string">
            <text:p>physics</text:p>
          </table:table-cell>
          <table:table-cell office:value-type="string">
            <text:p>hierarchy</text:p>
          </table:table-cell>
          <table:table-cell table:number-columns-repeated="2"/>
          <table:table-cell office:value-type="string">
            <text:p>0.635102040816327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Urban Road Network Evolution to Maximize the Capacity</text:p>
          </table:table-cell>
          <table:table-cell office:value-type="float" office:value="1.2516749824028E+019">
            <text:p>125167498240280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investment,network capacity</text:p>
          </table:table-cell>
          <table:table-cell table:number-columns-repeated="2"/>
          <table:table-cell office:value-type="string">
            <text:p>0.41934496479951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Mathematics and morphogenesis of cities: A geometrical approach</text:p>
          </table:table-cell>
          <table:table-cell office:value-type="float" office:value="1.18198185618549E+019">
            <text:p>118198185618549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</text:p>
          </table:table-cell>
          <table:table-cell table:number-columns-repeated="2"/>
          <table:table-cell office:value-type="string">
            <text:p>0.65722615576843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Exploring the patterns and evolution of self-organized urban street networks through modeling</text:p>
          </table:table-cell>
          <table:table-cell office:value-type="float" office:value="1.02559648657644E+019">
            <text:p>102559648657644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,local geometry,topolog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euristic urban transportation network design method, a multilayer coevolution approach</text:p>
          </table:table-cell>
          <table:table-cell office:value-type="float" office:value="9.43365320682462E+018">
            <text:p>943365320682462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multiscalar network effects</text:p>
          </table:table-cell>
          <table:table-cell office:value-type="string">
            <text:p>coevolution between layers</text:p>
          </table:table-cell>
          <table:table-cell/>
          <table:table-cell office:value-type="string">
            <text:p>0.72615384615384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Balancing building and maintenance costs in growing transport networks</text:p>
          </table:table-cell>
          <table:table-cell office:value-type="float" office:value="5.97646006857155E+018">
            <text:p>597646006857155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network maintenance</text:p>
          </table:table-cell>
          <table:table-cell table:number-columns-repeated="2"/>
          <table:table-cell office:value-type="string">
            <text:p>0.482103725346969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Elementary processes governing the evolution of road networks</text:p>
          </table:table-cell>
          <table:table-cell office:value-type="float" office:value="3.0865188784286E+018">
            <text:p>30865188784286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200">
            <text:p>20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measures</text:p>
          </table:table-cell>
          <table:table-cell/>
          <table:table-cell office:value-type="string">
            <text:p>physics</text:p>
          </table:table-cell>
          <table:table-cell office:value-type="string">
            <text:p>top-down network planning</text:p>
          </table:table-cell>
          <table:table-cell table:number-columns-repeated="2"/>
          <table:table-cell office:value-type="string">
            <text:p>0.489151873767258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Fitting Planar Proximity Graphs on Real Street Networks</text:p>
          </table:table-cell>
          <table:table-cell office:value-type="float" office:value="9.03987827661934E+018">
            <text:p>903987827661934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ce evolution model and empirical analysis of an urban public transport network</text:p>
          </table:table-cell>
          <table:table-cell office:value-type="float" office:value="7.04517162122546E+018">
            <text:p>704517162122546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China</text:p>
          </table:table-cell>
          <table:table-cell office:value-type="string">
            <text:p>physics</text:p>
          </table:table-cell>
          <table:table-cell table:number-columns-repeated="3"/>
          <table:table-cell office:value-type="string">
            <text:p>0.59160493827160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Co-evolution of density and topology in a simple model of city formation</text:p>
          </table:table-cell>
          <table:table-cell office:value-type="float" office:value="5.91172463735267E+018">
            <text:p>591172463735267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475206611570248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Shape grammars overview and assessment for transport and urban design: Review, terminology, assessment, and application</text:p>
          </table:table-cell>
          <table:table-cell office:value-type="float" office:value="8.03086432938125E+017">
            <text:p>803086432938125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shape grammar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Forecasting Transportation Network Evolution and Performance under Existing and Alternative Transportation Planning Processes</text:p>
          </table:table-cell>
          <table:table-cell office:value-type="float" office:value="9.53634491880055E+017">
            <text:p>953634491880055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office:value-type="string">
            <text:p>investment,governance level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Patterns and grammars for transport network generation</text:p>
          </table:table-cell>
          <table:table-cell office:value-type="float" office:value="9.66507108637717E+018">
            <text:p>9665071086377170000</text:p>
          </table:table-cell>
          <table:table-cell office:value-type="float" office:value="2010">
            <text:p>2010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2539682539682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Analysis on evolving model with modular growth of urban roadway network topology structure</text:p>
          </table:table-cell>
          <table:table-cell office:value-type="float" office:value="5.00011666184966E+018">
            <text:p>500011666184966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504930606281958</text:p>
          </table:table-cell>
          <table:table-cell office:value-type="string">
            <text:p>complex networks</text:p>
          </table:table-cell>
        </table:table-row>
        <table:table-row table:style-name="ro1">
          <table:table-cell office:value-type="string">
            <text:p>Topological evolution of surface transportation networks</text:p>
          </table:table-cell>
          <table:table-cell office:value-type="float" office:value="1.50490906769528E+019">
            <text:p>150490906769528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Indian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5216989843028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Simulating infrastructure networks in the Yangtze River Delta (China) using generative urban network models</text:p>
          </table:table-cell>
          <table:table-cell office:value-type="float" office:value="6.3257321335657E+018">
            <text:p>63257321335657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Yangtz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mergence of hierarchy in cost-driven growth of spatial networks</text:p>
          </table:table-cell>
          <table:table-cell office:value-type="float" office:value="1.04669539926407E+019">
            <text:p>104669539926407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628071636817993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A GIS-based planning approach to locating urban rail terminals</text:p>
          </table:table-cell>
          <table:table-cell office:value-type="float" office:value="9.92298136837393E+018">
            <text:p>99229813683739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Ohio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9500594530321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unifying modelling framework to simulate the Spatial Economic Transport Interaction process at urban and national scales</text:p>
          </table:table-cell>
          <table:table-cell office:value-type="float" office:value="8.44743688970572E+018">
            <text:p>844743688970572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economics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5976676384839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odélisation de la dynamique des systèmes de peuplement: de SimpopLocal à SimpopNet.</text:p>
          </table:table-cell>
          <table:table-cell office:value-type="float" office:value="4.31494339565319E+018">
            <text:p>43149433956531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00">
            <text:p>2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 model of road network and buildings extension co-evolution</text:p>
          </table:table-cell>
          <table:table-cell office:value-type="float" office:value="1.47397151379948E+019">
            <text:p>14739715137994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im,ca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computer science</text:p>
          </table:table-cell>
          <table:table-cell table:number-columns-repeated="3"/>
          <table:table-cell office:value-type="string">
            <text:p>0.552268244575937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The co-evolution of land use and road networks</text:p>
          </table:table-cell>
          <table:table-cell office:value-type="float" office:value="4.9204423334496E+018">
            <text:p>492044233344960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562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An empirical analysis of the relationship between road development and residential land development</text:p>
          </table:table-cell>
          <table:table-cell office:value-type="float" office:value="1.04585111071525E+019">
            <text:p>10458511107152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ausal stats</text:p>
          </table:table-cell>
          <table:table-cell office:value-type="string">
            <text:p>Canad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grated co-evolution model of land use and traffic network design</text:p>
          </table:table-cell>
          <table:table-cell office:value-type="float" office:value="2.60299865294913E+018">
            <text:p>260299865294913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215735137059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Urban growth modeling based on land-use changes and road network expansion</text:p>
          </table:table-cell>
          <table:table-cell office:value-type="float" office:value="8.9117489677593E+018">
            <text:p>89117489677593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Toronto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rban growth modeling with road network expansion and land use development</text:p>
          </table:table-cell>
          <table:table-cell office:value-type="float" office:value="1.2650947384306E+019">
            <text:p>1265094738430600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office:value-type="string">
            <text:p>0.553719008264463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City expansion model based on population diffusion and road growth</text:p>
          </table:table-cell>
          <table:table-cell office:value-type="float" office:value="1.63458155951102E+019">
            <text:p>1634581559511020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,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Beijing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1728395061728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Development of rail infrastructure and its impact on urbanization in the Randstad, the Netherlands</text:p>
          </table:table-cell>
          <table:table-cell office:value-type="float" office:value="9.38028704436523E+018">
            <text:p>938028704436523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160">
            <text:p>16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oevolution</text:p>
          </table:table-cell>
          <table:table-cell office:value-type="string">
            <text:p>Randstad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ities and highway networks in Europe</text:p>
          </table:table-cell>
          <table:table-cell office:value-type="float" office:value="8.19555892434049E+018">
            <text:p>8195558924340490000</text:p>
          </table:table-cell>
          <table:table-cell office:value-type="float" office:value="1996">
            <text:p>199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4197384066587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Contribution de la future ligne ferroviaire à grande vitesse Tours-Bordeaux au développement des réseaux des villes, une évaluation par le potentiel de contact</text:p>
          </table:table-cell>
          <table:table-cell office:value-type="float" office:value="1.15337531428018E+019">
            <text:p>11533753142801800000</text:p>
          </table:table-cell>
          <table:table-cell office:value-type="float" office:value="2014">
            <text:p>2014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cessibility and territorial cohesion in a case of transport infrastructure improvements with changing population distributions</text:p>
          </table:table-cell>
          <table:table-cell office:value-type="float" office:value="7.37670971033775E+018">
            <text:p>737670971033775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ast Europ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937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The effect of infrastructure on long run economic growth</text:p>
          </table:table-cell>
          <table:table-cell office:value-type="float" office:value="1.80914313454299E+019">
            <text:p>180914313454299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8839506172839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Infrastructure, long‐run economic growth and causality tests for cointegrated panels</text:p>
          </table:table-cell>
          <table:table-cell office:value-type="float" office:value="3.4110113517153E+018">
            <text:p>3411011351715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70138888888889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Roads, land use, and deforestation: a spatial model applied to Belize</text:p>
          </table:table-cell>
          <table:table-cell office:value-type="float" office:value="1.01204138308644E+019">
            <text:p>101204138308644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Belize</text:p>
          </table:table-cell>
          <table:table-cell office:value-type="string">
            <text:p>economics</text:p>
          </table:table-cell>
          <table:table-cell office:value-type="string">
            <text:p>market,luc</text:p>
          </table:table-cell>
          <table:table-cell table:number-columns-repeated="2"/>
          <table:table-cell office:value-type="string">
            <text:p>0.7382812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An application of an integrated transport network–multiregional CGE model: a framework for the economic analysis of highway projects</text:p>
          </table:table-cell>
          <table:table-cell office:value-type="float" office:value="7.94648293488354E+018">
            <text:p>79464829348835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outh Kore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1132812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ultiregional model with endogenous price system for evaluating road construction projects</text:p>
          </table:table-cell>
          <table:table-cell office:value-type="float" office:value="8.32324028514389E+018">
            <text:p>8323240285143890000</text:p>
          </table:table-cell>
          <table:table-cell office:value-type="float" office:value="1987">
            <text:p>198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32142857142857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Infrastructure in a structural model of economic growth</text:p>
          </table:table-cell>
          <table:table-cell office:value-type="float" office:value="1.25784555097052E+019">
            <text:p>12578455509705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0634920634920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Dispersion of agglomeration through transport infrastructure</text:p>
          </table:table-cell>
          <table:table-cell office:value-type="float" office:value="1.77885820819155E+019">
            <text:p>177885820819155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country</text:p>
          </table:table-cell>
          <table:table-cell office:value-type="string">
            <text:p>eq,sim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Réseau routier national et développement économique régional: une approche par fonction de production revisitée</text:p>
          </table:table-cell>
          <table:table-cell office:value-type="float" office:value="9.35169953818719E+018">
            <text:p>935169953818719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acts on accessibility of China's present and future HSR network</text:p>
          </table:table-cell>
          <table:table-cell office:value-type="float" office:value="1.49741154845764E+018">
            <text:p>149741154845764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sciencedirect.com/science/article/pii/S0966692314001525</text:p>
          </table:table-cell>
          <table:table-cell office:value-type="string">
            <text:p>0.5770374776918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erritorial cohesion impacts of high-speed rail at different planning levels</text:p>
          </table:table-cell>
          <table:table-cell office:value-type="float" office:value="2.8821963901708E+018">
            <text:p>28821963901708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geography</text:p>
          </table:table-cell>
          <table:table-cell office:value-type="string">
            <text:p>accessiblity,territorial cohes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-speed rail and office location choices. A stated choice experiment for the Netherlands</text:p>
          </table:table-cell>
          <table:table-cell office:value-type="float" office:value="1.02816429409787E+019">
            <text:p>1028164294097870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53825260298778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Measuring one century of railway accessibility and population change in France. A historical GIS approach</text:p>
          </table:table-cell>
          <table:table-cell office:value-type="float" office:value="7.62203339654439E+018">
            <text:p>76220333965443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Population change and accessibility by road and rail networks: GIS and statistical approach to Finland 1970–2007</text:p>
          </table:table-cell>
          <table:table-cell office:value-type="float" office:value="1.33307799551187E+019">
            <text:p>13330779955118700000</text:p>
          </table:table-cell>
          <table:table-cell office:value-type="float" office:value="2011">
            <text:p>2011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in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66589773164167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Spatial development patterns and public transport: the application of an analytical model in the Netherlands</text:p>
          </table:table-cell>
          <table:table-cell office:value-type="float" office:value="1.72878730286595E+018">
            <text:p>172878730286595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table:number-columns-repeated="2"/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5774066428973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A land-use/transport interaction model for Austria</text:p>
          </table:table-cell>
          <table:table-cell office:value-type="float" office:value="1.20235037748819E+019">
            <text:p>120235037748819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Austria</text:p>
          </table:table-cell>
          <table:table-cell office:value-type="string">
            <text:p>transportation</text:p>
          </table:table-cell>
          <table:table-cell office:value-type="string">
            <text:p>active relocation,employment relocation,housing market</text:p>
          </table:table-cell>
          <table:table-cell table:number-columns-repeated="2"/>
          <table:table-cell office:value-type="string">
            <text:p>0.49630177514792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ight-rail-transit impacts in Portland: The first ten years</text:p>
          </table:table-cell>
          <table:table-cell office:value-type="float" office:value="1.39386635561362E+019">
            <text:p>1393866355613620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Portland</text:p>
          </table:table-cell>
          <table:table-cell office:value-type="string">
            <text:p>economics</text:p>
          </table:table-cell>
          <table:table-cell office:value-type="string">
            <text:p>active relocation</text:p>
          </table:table-cell>
          <table:table-cell table:number-columns-repeated="2"/>
          <table:table-cell office:value-type="string">
            <text:p>0.769770408163265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The connection between public transit and employment: the cases of Portland and Atlanta</text:p>
          </table:table-cell>
          <table:table-cell office:value-type="float" office:value="9.78260253952464E+018">
            <text:p>978260253952464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Washington, Atlanta</text:p>
          </table:table-cell>
          <table:table-cell office:value-type="string">
            <text:p>economics</text:p>
          </table:table-cell>
          <table:table-cell office:value-type="string">
            <text:p>employment</text:p>
          </table:table-cell>
          <table:table-cell table:number-columns-repeated="2"/>
          <table:table-cell office:value-type="string">
            <text:p>0.695652173913043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Transit's value-added effects: light and commuter rail services and commercial land values</text:p>
          </table:table-cell>
          <table:table-cell office:value-type="float" office:value="6.68417013649589E+018">
            <text:p>668417013649589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Santa Clara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12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<text:s/>Commercial Property Values and Proximity to Light Rail: Calculating Benefits with a Hedonic Price Model</text:p>
          </table:table-cell>
          <table:table-cell office:value-type="float" office:value="5.19504607026521E+018">
            <text:p>5195046070265210000</text:p>
          </table:table-cell>
          <table:table-cell table:number-columns-repeated="2"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mpact of proximity to light rail rapid transit on station-area property values in Buffalo, New York</text:p>
          </table:table-cell>
          <table:table-cell office:value-type="float" office:value="2.18441834398628E+018">
            <text:p>21844183439862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uffal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323621399176955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Relationship between transport accessibility and land value: Local model approach with geographically weighted regression</text:p>
          </table:table-cell>
          <table:table-cell office:value-type="float" office:value="4.41839713713189E+018">
            <text:p>441839713713189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UK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777211</text:p>
          </table:table-cell>
          <table:table-cell office:value-type="string">
            <text:p>0.560380725758477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Measuring the neighborhood benefits of rail transit accessibility</text:p>
          </table:table-cell>
          <table:table-cell office:value-type="float" office:value="4.39370607131154E+018">
            <text:p>439370607131154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578169</text:p>
          </table:table-cell>
          <table:table-cell office:value-type="string">
            <text:p>0.606484235574063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The impact of rapid rail transit on economic development: the case of Atlanta's MARTA</text:p>
          </table:table-cell>
          <table:table-cell office:value-type="float" office:value="1.62173355230351E+019">
            <text:p>162173355230351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76748582230624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Identifying the impacts of rail transit stations on residential property values</text:p>
          </table:table-cell>
          <table:table-cell office:value-type="float" office:value="1.3588936307864E+019">
            <text:p>135889363078640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2"/>
          <table:table-cell office:value-type="string">
            <text:p>http://www.sciencedirect.com/science/article/pii/S0094119001922144</text:p>
          </table:table-cell>
          <table:table-cell office:value-type="string">
            <text:p>0.450247933884298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Assessment of the real estate benefits due to accessibility gains brought by a transport project: the impacts of a light rail infrastructure improvement in the Hauts-de- …</text:p>
          </table:table-cell>
          <table:table-cell office:value-type="float" office:value="1.4886177128542E+019">
            <text:p>1488617712854200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2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hould any new light rail line provide real estate gains, or not? The case of the T3 line in Paris</text:p>
          </table:table-cell>
          <table:table-cell office:value-type="float" office:value="8.19668143273785E+018">
            <text:p>819668143273785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3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The first rapid tram line in Poland: How has it affected travel behaviours, housing choices and satisfaction, and apartment prices?</text:p>
          </table:table-cell>
          <table:table-cell office:value-type="float" office:value="1.00782988509246E+019">
            <text:p>100782988509246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o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42690545606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A TOD planning model to review the regulation of allowable development densities around subway stations</text:p>
          </table:table-cell>
          <table:table-cell office:value-type="float" office:value="1.74127363146126E+019">
            <text:p>174127363146126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/>
          <table:table-cell office:value-type="string">
            <text:p>tod</text:p>
          </table:table-cell>
          <table:table-cell office:value-type="string">
            <text:p>Taipei</text:p>
          </table:table-cell>
          <table:table-cell office:value-type="string">
            <text:p>planning</text:p>
          </table:table-cell>
          <table:table-cell office:value-type="string">
            <text:p>density regulation</text:p>
          </table:table-cell>
          <table:table-cell table:number-columns-repeated="2"/>
          <table:table-cell office:value-type="string">
            <text:p>0.68518518518518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Rail transit and joint development: Land market impacts in Washington, DC and Atlanta</text:p>
          </table:table-cell>
          <table:table-cell office:value-type="float" office:value="1.72740355431691E+019">
            <text:p>1727403554316910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office market</text:p>
          </table:table-cell>
          <table:table-cell office:value-type="string">
            <text:p>Washington, Atlant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46717971933001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Transit-oriented land planning model considering sustainability of mass rail transit</text:p>
          </table:table-cell>
          <table:table-cell office:value-type="float" office:value="2.02416021733115E+018">
            <text:p>20241602173311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Shenzhe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ccessibility appraisal of integrated land-use—transport strategies: methodology and case study for the Netherlands Randstad Area</text:p>
          </table:table-cell>
          <table:table-cell office:value-type="float" office:value="7.69002157070637E+018">
            <text:p>7690021570706370000</text:p>
          </table:table-cell>
          <table:table-cell office:value-type="float" office:value="2006">
            <text:p>200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114795918367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easuring TOD around transit nodes-Towards TOD policy</text:p>
          </table:table-cell>
          <table:table-cell office:value-type="float" office:value="2.46146698503006E+018">
            <text:p>2461466985030060000</text:p>
          </table:table-cell>
          <table:table-cell office:value-type="float" office:value="2017">
            <text:p>2017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496542418620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ssessing the impacts of Light Rail Transit on urban land in Manila</text:p>
          </table:table-cell>
          <table:table-cell office:value-type="float" office:value="4.84073755631624E+018">
            <text:p>4840737556316240000</text:p>
          </table:table-cell>
          <table:table-cell office:value-type="float" office:value="2010">
            <text:p>2010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nil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30489073881374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The impact of transit-oriented development on housing prices in San Diego, CA</text:p>
          </table:table-cell>
          <table:table-cell office:value-type="float" office:value="3.44372288845869E+018">
            <text:p>344372288845869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 Die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311172668513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Reaction of house prices to a new rapid transit line: Chicago's midway line, 1983–1999</text:p>
          </table:table-cell>
          <table:table-cell office:value-type="float" office:value="2.01633285811324E+018">
            <text:p>20163328581132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Chica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534013605442177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Analyse économique des configurations urbaines et de leur étalement</text:p>
          </table:table-cell>
          <table:table-cell office:value-type="float" office:value="4.26119662454464E+018">
            <text:p>426119662454464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urban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micro-eco,transport cost,market,amenitie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s interactions entre système de transport et système de localisation en milieu urbain et leur modélisation</text:p>
          </table:table-cell>
          <table:table-cell office:value-type="float" office:value="1.3649329046388E+019">
            <text:p>1364932904638800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effects of a new subway line on housing prices in metropolitan Toronto</text:p>
          </table:table-cell>
          <table:table-cell office:value-type="float" office:value="1.39747575984917E+019">
            <text:p>139747575984917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Toronto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9550173010381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Measuring the effect of transportation infrastructure on retail firm co-location patterns</text:p>
          </table:table-cell>
          <table:table-cell office:value-type="float" office:value="8.28077180070414E+018">
            <text:p>828077180070414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,eq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390306122449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Accessibility in cities: transport and urban form</text:p>
          </table:table-cell>
          <table:table-cell office:value-type="float" office:value="1.28855540564014E+019">
            <text:p>12885554056401400000</text:p>
          </table:table-cell>
          <table:table-cell office:value-type="float" office:value="2017">
            <text:p>2017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64172335600907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High-speed rail's impact on the location of office employment within the Dutch Randstad Area</text:p>
          </table:table-cell>
          <table:table-cell office:value-type="float" office:value="8.24815433547789E+018">
            <text:p>824815433547789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impact of transport on residential location</text:p>
          </table:table-cell>
          <table:table-cell office:value-type="float" office:value="1.0500191054399E+019">
            <text:p>105001910543990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Oxfor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Modélisation de l'interaction transport-urbanisme-choix résidentiels des ménages dans l'aire urbaine de Lyon</text:p>
          </table:table-cell>
          <table:table-cell office:value-type="float" office:value="5.60575205828794E+018">
            <text:p>560575205828794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Lyon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Exploring the relationship between street centrality and land use in Stockholm</text:p>
          </table:table-cell>
          <table:table-cell office:value-type="float" office:value="1.41865371264028E+019">
            <text:p>14186537126402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tockholm</text:p>
          </table:table-cell>
          <table:table-cell office:value-type="string">
            <text:p>geography</text:p>
          </table:table-cell>
          <table:table-cell office:value-type="string">
            <text:p>centrality</text:p>
          </table:table-cell>
          <table:table-cell table:number-columns-repeated="2"/>
          <table:table-cell office:value-type="string">
            <text:p>0.67388588088296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Combined impacts of highways and light rail transit on residential property values: A spatial hedonic price model for Phoenix, Arizona</text:p>
          </table:table-cell>
          <table:table-cell office:value-type="float" office:value="4.91180643649101E+018">
            <text:p>491180643649101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hoenix</text:p>
          </table:table-cell>
          <table:table-cell office:value-type="string">
            <text:p>geography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://www.sciencedirect.com/science/article/pii/S0966692314001653</text:p>
          </table:table-cell>
          <table:table-cell office:value-type="string">
            <text:p>0.350584842172729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Spatiotemporal urbanization processes in the megacity of Mumbai, India: A Markov chains-cellular automata urban growth model</text:p>
          </table:table-cell>
          <table:table-cell office:value-type="float" office:value="5.52688392768998E+018">
            <text:p>55268839276899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Mumbai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676242459063487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Modeling urban expansion scenarios by coupling cellular automata model and system dynamic model in Beijing, China</text:p>
          </table:table-cell>
          <table:table-cell office:value-type="float" office:value="5.28057174921618E+018">
            <text:p>528057174921618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ca,systemdynamics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Beijing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46877054569362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Road accessibility and articulation of metropolitan spatial structures: the case of Madrid (Spain)</text:p>
          </table:table-cell>
          <table:table-cell office:value-type="float" office:value="1.28997015032774E+019">
            <text:p>128997015032774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18934911242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ssessing High-Speed Rail's impacts on land cover change in large urban areas based on spatial mixed logit methods: a case study of Madrid Atocha railway station …</text:p>
          </table:table-cell>
          <table:table-cell office:value-type="float" office:value="4.1316589707777E+018">
            <text:p>41316589707777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 tool for evaluating urban sustainability via integrated transportation and land use simulation models</text:p>
          </table:table-cell>
          <table:table-cell office:value-type="float" office:value="6.32107365189209E+018">
            <text:p>632107365189209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Canada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60937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ransport infrastructures and employment growth in the Paris metropolitan margins</text:p>
          </table:table-cell>
          <table:table-cell office:value-type="float" office:value="6.58476262114278E+018">
            <text:p>658476262114278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Pari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396825396825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Distributive effects of new highway infrastructure in the Netherlands: the role of network effects and spatial spillovers</text:p>
          </table:table-cell>
          <table:table-cell office:value-type="float" office:value="9.11562600049741E+017">
            <text:p>911562600049741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761005228537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and Use-Transportation Interaction: Lessons Learned from an Experimental Model using Cellular Automata and Artificial Neural Networks</text:p>
          </table:table-cell>
          <table:table-cell office:value-type="float" office:value="5.03459644341644E+018">
            <text:p>503459644341644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ow accessibility shapes land use</text:p>
          </table:table-cell>
          <table:table-cell office:value-type="float" office:value="1.55757415561564E+019">
            <text:p>15575741556156400000</text:p>
          </table:table-cell>
          <table:table-cell office:value-type="float" office:value="1959">
            <text:p>195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office:value-type="string">
            <text:p>0.7286470143613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A GIS‐based land use and public transport accessibility indexing model</text:p>
          </table:table-cell>
          <table:table-cell office:value-type="float" office:value="1.20777050898359E+019">
            <text:p>120777050898359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he strategic, dynamic and integrated urban land use and transport model MARS (Metropolitan Activity Relocation Simulator)</text:p>
          </table:table-cell>
          <table:table-cell office:value-type="float" office:value="1.31722277820219E+019">
            <text:p>131722277820219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enna</text:p>
          </table:table-cell>
          <table:table-cell office:value-type="string">
            <text:p>planning</text:p>
          </table:table-cell>
          <table:table-cell office:value-type="string">
            <text:p>active relocation,employment relocation,housing market</text:p>
          </table:table-cell>
          <table:table-cell/>
          <table:table-cell office:value-type="string">
            <text:p>http://www.ivv.tuwien.ac.at/fileadmin/mediapool-verkehrsplanung/Diverse/Forschung/Publikationen/Online/MARS_smallest_size.pdf</text:p>
          </table:table-cell>
          <table:table-cell office:value-type="string">
            <text:p>0.5380148116575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Do plans matter? The effects of light rail plans on land values in station areas</text:p>
          </table:table-cell>
          <table:table-cell office:value-type="float" office:value="5.89303329098753E+018">
            <text:p>58930332909875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office:value-type="string">
            <text:p>land value</text:p>
          </table:table-cell>
          <table:table-cell table:number-columns-repeated="2"/>
          <table:table-cell office:value-type="string">
            <text:p>0.693028095733611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Multiagent land-use and transport model for the policy evaluation of a compact city</text:p>
          </table:table-cell>
          <table:table-cell office:value-type="float" office:value="1.42561710761465E+019">
            <text:p>14256171076146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/>
          <table:table-cell office:value-type="string">
            <text:p>planning</text:p>
          </table:table-cell>
          <table:table-cell office:value-type="string">
            <text:p>relocation</text:p>
          </table:table-cell>
          <table:table-cell table:number-columns-repeated="2"/>
          <table:table-cell office:value-type="string">
            <text:p>0.56030286641427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UTI model for the metropolitan area of Santander</text:p>
          </table:table-cell>
          <table:table-cell office:value-type="float" office:value="1.14267988023841E+019">
            <text:p>11426798802384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yes</text:p>
          </table:table-cell>
          <table:table-cell office:value-type="string">
            <text:p>luti</text:p>
          </table:table-cell>
          <table:table-cell office:value-type="string">
            <text:p>Santander</text:p>
          </table:table-cell>
          <table:table-cell office:value-type="string">
            <text:p>planning</text:p>
          </table:table-cell>
          <table:table-cell office:value-type="string">
            <text:p>transportation policy</text:p>
          </table:table-cell>
          <table:table-cell table:number-columns-repeated="2"/>
          <table:table-cell office:value-type="string">
            <text:p>0.68638067471886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Calibrating the Naples land-use and transport model</text:p>
          </table:table-cell>
          <table:table-cell office:value-type="float" office:value="4.79771136387719E+018">
            <text:p>479771136387719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,ml,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aple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467455621301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ssessing the accessibility impact of transport policy by a land-use and transport interaction model–The case of Madrid</text:p>
          </table:table-cell>
          <table:table-cell office:value-type="float" office:value="7.40303473516075E+018">
            <text:p>740303473516075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Madrid</text:p>
          </table:table-cell>
          <table:table-cell office:value-type="string">
            <text:p>planning</text:p>
          </table:table-cell>
          <table:table-cell table:number-columns-repeated="2"/>
          <table:table-cell office:value-type="string">
            <text:p>http://www.sciencedirect.com/science/article/pii/S019897151400043X</text:p>
          </table:table-cell>
          <table:table-cell office:value-type="string">
            <text:p>0.34238798148309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UrbanSim: Modeling urban development for land use, transportation, and environmental planning</text:p>
          </table:table-cell>
          <table:table-cell office:value-type="float" office:value="1.09613320318653E+019">
            <text:p>10961332031865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8106508875739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eeds Integrated Land-Use Transport Model (LILT)</text:p>
          </table:table-cell>
          <table:table-cell office:value-type="float" office:value="1.72463531871561E+019">
            <text:p>172463531871561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eeds</text:p>
          </table:table-cell>
          <table:table-cell office:value-type="string">
            <text:p>planning</text:p>
          </table:table-cell>
          <table:table-cell/>
          <table:table-cell office:value-type="string">
            <text:p>Both-way interaction : network supply only, no infra</text:p>
          </table:table-cell>
          <table:table-cell/>
          <table:table-cell office:value-type="string">
            <text:p>0.74784970574920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ASTER model (micro-analytical simulation of transport, employment and residence)</text:p>
          </table:table-cell>
          <table:table-cell office:value-type="float" office:value="1.59332266902789E+019">
            <text:p>15933226690278900000</text:p>
          </table:table-cell>
          <table:table-cell office:value-type="float" office:value="1990">
            <text:p>199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 cellular automata-based land use and transport interaction model applied to Jeddah, Saudi Arabia</text:p>
          </table:table-cell>
          <table:table-cell office:value-type="float" office:value="1.60637442304243E+019">
            <text:p>160637442304243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Jedda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9985207100591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A micro-simulator of urban land use dynamics integrating a multi-agent model of land development and an activity-based model of transport demand</text:p>
          </table:table-cell>
          <table:table-cell office:value-type="float" office:value="8.45766846088727E+018">
            <text:p>8457668460887270000</text:p>
          </table:table-cell>
          <table:table-cell office:value-type="float" office:value="2004">
            <text:p>200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ccessibility Planning tools for sustainable and integrated Land Use/Transport (LUT) development: an application to Rome</text:p>
          </table:table-cell>
          <table:table-cell office:value-type="float" office:value="7.10652013177867E+018">
            <text:p>710652013177867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Rom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0444444444444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odeling the Effects of Transportation Patterns on Land Use Patterns of Tehran City.</text:p>
          </table:table-cell>
          <table:table-cell office:value-type="float" office:value="9.51808991437783E+018">
            <text:p>9518089914377830000</text:p>
          </table:table-cell>
          <table:table-cell office:value-type="float" office:value="2013">
            <text:p>201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and use</text:p>
          </table:table-cell>
          <table:table-cell office:value-type="string">
            <text:p>Tehera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vidences of communicating vessels principle in an integrated land-use and transport modeling application</text:p>
          </table:table-cell>
          <table:table-cell office:value-type="float" office:value="3.78753787201682E+018">
            <text:p>378753787201682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cessibility impacts of tod experiences in European metropolitan areas</text:p>
          </table:table-cell>
          <table:table-cell office:value-type="float" office:value="3.84928021161292E+018">
            <text:p>384928021161292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TUDI: a model to simulate the impacts of new metro lines on urban development in London</text:p>
          </table:table-cell>
          <table:table-cell office:value-type="float" office:value="2.59496284415053E+018">
            <text:p>25949628441505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ondo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Validation of a microscopic model for spatial economic effects of transport infrastructure</text:p>
          </table:table-cell>
          <table:table-cell office:value-type="float" office:value="1.02469387337955E+019">
            <text:p>1024693873379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office:value-type="string">
            <text:p>firm reloc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us rapid transit impacts on land uses and land values in Seoul, Korea</text:p>
          </table:table-cell>
          <table:table-cell office:value-type="float" office:value="1.78650486144784E+018">
            <text:p>178650486144784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775730822935904</text:p>
          </table:table-cell>
          <table:table-cell office:value-type="string">
            <text:p>brt</text:p>
          </table:table-cell>
        </table:table-row>
        <table:table-row table:style-name="ro1">
          <table:table-cell office:value-type="string">
            <text:p>Capitalization of BRT network expansions effects into prices of non-expansion areas</text:p>
          </table:table-cell>
          <table:table-cell office:value-type="float" office:value="1.49306122083242E+019">
            <text:p>14930612208324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ogota</text:p>
          </table:table-cell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sciencedirect.com/science/article/pii/S0965856409000299</text:p>
          </table:table-cell>
          <table:table-cell office:value-type="string">
            <text:p>0.52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Redistributive effects of bus rapid transit (BRT) on development patterns and property values in Seoul, Korea</text:p>
          </table:table-cell>
          <table:table-cell office:value-type="float" office:value="2.76590768693399E+018">
            <text:p>276590768693399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89084047031499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Integrated land use-transport model system with dynamic time-dependent activity-travel microsimulation</text:p>
          </table:table-cell>
          <table:table-cell office:value-type="float" office:value="1.48478830868657E+019">
            <text:p>148478830868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0557851239669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Impacts on Land Use Characteristics from Fixed Link Projects: Four Case Studies from Norway</text:p>
          </table:table-cell>
          <table:table-cell office:value-type="float" office:value="1.2319656594235E+019">
            <text:p>123196565942350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74513354459031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Hysteresis and urban rail: The effects of past urban rail on current residential and travel choices</text:p>
          </table:table-cell>
          <table:table-cell office:value-type="float" office:value="1.40818541335472E+019">
            <text:p>140818541335472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0">
            <text:p>15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istory</text:p>
          </table:table-cell>
          <table:table-cell office:value-type="string">
            <text:p>Bost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Exploring land use and transport interaction through structural equation modelling</text:p>
          </table:table-cell>
          <table:table-cell office:value-type="float" office:value="1.51055483671204E+019">
            <text:p>151055483671204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em</text:p>
          </table:table-cell>
          <table:table-cell office:value-type="string">
            <text:p>NA</text:p>
          </table:table-cell>
          <table:table-cell office:value-type="string">
            <text:p>stat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757812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Proximité aux infrastructures et croissance de l'emploi en Île-de-France (1993–2008): le rôle des transports à l'échelle intramétropolitaine</text:p>
          </table:table-cell>
          <table:table-cell office:value-type="float" office:value="1.4436183171926E+019">
            <text:p>144361831719260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Paris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Bi-level cellular agent-based model: Simulation of potential impacts of high-speed rail on land cover change in the Lisbon Metropolitan Area, Portugal</text:p>
          </table:table-cell>
          <table:table-cell office:value-type="float" office:value="1.53477400497757E+018">
            <text:p>1534774004977570000</text:p>
          </table:table-cell>
          <table:table-cell office:value-type="float" office:value="2015">
            <text:p>2015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Lisb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velopment of an integrated transport-land use model for the activities relocation in urban areas</text:p>
          </table:table-cell>
          <table:table-cell office:value-type="float" office:value="9.73898133243708E+018">
            <text:p>973898133243708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Rom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Can the high speed rail reinforce tourism attractiveness? The case of the high speed rail between Perpignan (France) and Barcelona (Spain)</text:p>
          </table:table-cell>
          <table:table-cell office:value-type="float" office:value="1.25672317281664E+019">
            <text:p>125672317281664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hsr</text:p>
          </table:table-cell>
          <table:table-cell office:value-type="string">
            <text:p>Perpignan</text:p>
          </table:table-cell>
          <table:table-cell office:value-type="string">
            <text:p>economics</text:p>
          </table:table-cell>
          <table:table-cell office:value-type="string">
            <text:p>agglomeration,dispersion</text:p>
          </table:table-cell>
          <table:table-cell table:number-columns-repeated="2"/>
          <table:table-cell office:value-type="string">
            <text:p>0.72855029585798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On the development of raem: The dutch spatial general equilibrium model and it's first application to a new railway link</text:p>
          </table:table-cell>
          <table:table-cell office:value-type="float" office:value="1.44191480781045E+019">
            <text:p>144191480781045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Amsterdam</text:p>
          </table:table-cell>
          <table:table-cell office:value-type="string">
            <text:p>economics</text:p>
          </table:table-cell>
          <table:table-cell office:value-type="string">
            <text:p>market,monopolistic competition</text:p>
          </table:table-cell>
          <table:table-cell table:number-columns-repeated="2"/>
          <table:table-cell office:value-type="string">
            <text:p>0.6531065088757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New Cispadana Motorway. Impact on Industrial Buildings Property Values</text:p>
          </table:table-cell>
          <table:table-cell office:value-type="float" office:value="1.26734806827497E+019">
            <text:p>126734806827497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Italy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a contribution des infrastructures au développement des régions françaises</text:p>
          </table:table-cell>
          <table:table-cell office:value-type="float" office:value="1.23459153546926E+019">
            <text:p>12345915354692600000</text:p>
          </table:table-cell>
          <table:table-cell office:value-type="float" office:value="1999">
            <text:p>1999</text:p>
          </table:table-cell>
          <table:table-cell office:value-type="string">
            <text:p>Geograph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stimation and validation of a microscopic model for spatial economic effects of transport infrastructure</text:p>
          </table:table-cell>
          <table:table-cell office:value-type="float" office:value="1.309846339013E+019">
            <text:p>130984633901300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8493150684931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Rail-based public transport and urban spatial structure: The interplay between network design, congestion and urban form</text:p>
          </table:table-cell>
          <table:table-cell office:value-type="float" office:value="1.65745834434387E+018">
            <text:p>165745834434387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od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79835390946502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Quantifying the economic and demographic impact of transportation infrastructure investments: A simulation study</text:p>
          </table:table-cell>
          <table:table-cell office:value-type="float" office:value="9.30929760962355E+018">
            <text:p>9309297609623550000</text:p>
          </table:table-cell>
          <table:table-cell office:value-type="float" office:value="2016">
            <text:p>201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sd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rginia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odeling the spatial dynamics of regional land use: the CLUE-S model</text:p>
          </table:table-cell>
          <table:table-cell office:value-type="float" office:value="1.14722431557499E+019">
            <text:p>114722431557499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 office:value-type="string">
            <text:p>Philippines, Malaysia</text:p>
          </table:table-cell>
          <table:table-cell office:value-type="string">
            <text:p>environment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3003472222222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On the spatiotemporal dynamics of the coupling between land use and road networks: does political history matter?</text:p>
          </table:table-cell>
          <table:table-cell office:value-type="float" office:value="1.64791762454942E+019">
            <text:p>164791762454942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Italy</text:p>
          </table:table-cell>
          <table:table-cell office:value-type="string">
            <text:p>geography</text:p>
          </table:table-cell>
          <table:table-cell office:value-type="string">
            <text:p>political history</text:p>
          </table:table-cell>
          <table:table-cell table:number-columns-repeated="2"/>
          <table:table-cell office:value-type="string">
            <text:p>0.60966316110349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High-speed rail transit impact on regional systems: does the Shinkansen contribute to dispersion?</text:p>
          </table:table-cell>
          <table:table-cell office:value-type="float" office:value="1.61056982676762E+019">
            <text:p>161056982676762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Japan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6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constrained cellular automata model to simulate the potential effects of high-speed train stations on land-use dynamics in trans-border regions</text:p>
          </table:table-cell>
          <table:table-cell office:value-type="float" office:value="1.77120049294388E+019">
            <text:p>177120049294388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12834718374885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<text:s/>Measuring Transit Oriented Development</text:p>
          </table:table-cell>
          <table:table-cell office:value-type="float" office:value="5.41962378294018E+018">
            <text:p>5419623782940180000</text:p>
          </table:table-cell>
          <table:table-cell office:value-type="float" office:value="2013">
            <text:p>2013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Measuring regional cohesion effects of large-scale transport infrastructure investments: an accessibility approach</text:p>
          </table:table-cell>
          <table:table-cell office:value-type="float" office:value="1.59231032541216E+019">
            <text:p>159231032541216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Spain</text:p>
          </table:table-cell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tandfonline.com/doi/abs/10.1080/09654310701814629?journalCode=ceps20</text:p>
          </table:table-cell>
          <table:table-cell office:value-type="string">
            <text:p>0.30279595478881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ccessibility modeling and evaluation: The TIGRIS XL land-use and transport interaction model for the Netherlands</text:p>
          </table:table-cell>
          <table:table-cell office:value-type="float" office:value="1.30760305842305E+019">
            <text:p>1307603058423050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office:value-type="string">
            <text:p>relocation,accessibility,transport demand</text:p>
          </table:table-cell>
          <table:table-cell/>
          <table:table-cell office:value-type="string">
            <text:p>http://www.sciencedirect.com/science/article/pii/S0198971514000647</text:p>
          </table:table-cell>
          <table:table-cell office:value-type="string">
            <text:p>0.6140837627163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LUTI modelling in the Netherlands: Experiences with TIGRIS and a framework for a new LUTI model</text:p>
          </table:table-cell>
          <table:table-cell office:value-type="float" office:value="1.27759460509664E+019">
            <text:p>12775946050966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Modeling long-range transportation and land use scenarios for the Sacramento region, using citizen-generated policies</text:p>
          </table:table-cell>
          <table:table-cell office:value-type="float" office:value="1.62434966541842E+019">
            <text:p>162434966541842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acramento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 scénario tod pour la région nord-pas-de-calais. Enseignements d'une modélisation intégrée transport-usage du sol</text:p>
          </table:table-cell>
          <table:table-cell office:value-type="float" office:value="1.55290625115539E+019">
            <text:p>155290625115539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ord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ght rail proximity: Benefit or detriment in the case of Santa Clara County, California?</text:p>
          </table:table-cell>
          <table:table-cell office:value-type="float" office:value="6.64218791047249E+018">
            <text:p>664218791047249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ta Clara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53061224489796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Does high-speed rail accessibility influence residential property prices? Hedonic estimates from southern Taiwan</text:p>
          </table:table-cell>
          <table:table-cell office:value-type="float" office:value="7.20731174895074E+018">
            <text:p>720731174895074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Taiwan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93576388888889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Territorial cohesion impacts of high-speed rail under different zoning systems</text:p>
          </table:table-cell>
          <table:table-cell office:value-type="float" office:value="1.19448664296252E+018">
            <text:p>119448664296252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7547169811320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Impacts on land use characteristics from ferry replacement projects. Two case studies from Norway</text:p>
          </table:table-cell>
          <table:table-cell office:value-type="float" office:value="9.34707988360056E+018">
            <text:p>93470798836005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4765432098765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Towards an Agent-based, Integrated Land-use Transport Modeling System</text:p>
          </table:table-cell>
          <table:table-cell office:value-type="float" office:value="6.65295853976407E+018">
            <text:p>665295853976407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44897959183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ITLE</text:p>
          </table:table-cell>
          <table:table-cell office:value-type="string">
            <text:p>ID</text:p>
          </table:table-cell>
          <table:table-cell office:value-type="string">
            <text:p>YEAR</text:p>
          </table:table-cell>
          <table:table-cell office:value-type="string">
            <text:p>CITCOM</text:p>
          </table:table-cell>
          <table:table-cell office:value-type="string">
            <text:p>MODEL</text:p>
          </table:table-cell>
          <table:table-cell office:value-type="string">
            <text:p>TYPE</text:p>
          </table:table-cell>
          <table:table-cell office:value-type="string">
            <text:p>TEMPSCALE</text:p>
          </table:table-cell>
          <table:table-cell office:value-type="string">
            <text:p>SPATSCALE</text:p>
          </table:table-cell>
          <table:table-cell office:value-type="string">
            <text:p>METHODO</text:p>
          </table:table-cell>
          <table:table-cell office:value-type="string">
            <text:p>EQU</text:p>
          </table:table-cell>
          <table:table-cell office:value-type="string">
            <text:p>THEME</text:p>
          </table:table-cell>
          <table:table-cell office:value-type="string">
            <text:p>CASE</text:p>
          </table:table-cell>
          <table:table-cell office:value-type="string">
            <text:p>DISCIPLINE</text:p>
          </table:table-cell>
          <table:table-cell office:value-type="string">
            <text:p>PROCESSES</text:p>
          </table:table-cell>
          <table:table-cell office:value-type="string">
            <text:p>OBSERVATION</text:p>
          </table:table-cell>
          <table:table-cell office:value-type="string">
            <text:p>LINK</text:p>
          </table:table-cell>
          <table:table-cell office:value-type="string">
            <text:p>INTERDISC</text:p>
          </table:table-cell>
          <table:table-cell office:value-type="string">
            <text:p>SEMCOM</text:p>
          </table:table-cell>
        </table:table-row>
        <table:table-row table:style-name="ro1">
          <table:table-cell office:value-type="string">
            <text:p>An integrated model of facility location and transportation network design</text:p>
          </table:table-cell>
          <table:table-cell office:value-type="float" office:value="1.35274095849347E+019">
            <text:p>135274095849347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table:number-columns-repeated="2" office:value-type="string">
            <text:p>NA</text:p>
          </table:table-cell>
          <table:table-cell office:value-type="string">
            <text:p>ro</text:p>
          </table:table-cell>
          <table:table-cell office:value-type="string">
            <text:p>no</text:p>
          </table:table-cell>
          <table:table-cell office:value-type="string">
            <text:p>network design</text:p>
          </table:table-cell>
          <table:table-cell office:value-type="string">
            <text:p>abstract</text:p>
          </table:table-cell>
          <table:table-cell office:value-type="string">
            <text:p>transportation</text:p>
          </table:table-cell>
          <table:table-cell/>
          <table:table-cell office:value-type="string">
            <text:p>Co-design network/facility</text:p>
          </table:table-cell>
          <table:table-cell/>
          <table:table-cell office:value-type="string">
            <text:p>0.75614366729678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physarum network evolution model based on IBTM</text:p>
          </table:table-cell>
          <table:table-cell office:value-type="float" office:value="1.64872369501839E+019">
            <text:p>164872369501839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biolog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libration of an integrated land-use and transportation model using maximum-likelihood estimation</text:p>
          </table:table-cell>
          <table:table-cell office:value-type="float" office:value="9.29953513396164E+018">
            <text:p>929953513396164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computer science</text:p>
          </table:table-cell>
          <table:table-cell/>
          <table:table-cell office:value-type="string">
            <text:p>calibration algo</text:p>
          </table:table-cell>
          <table:table-cell/>
          <table:table-cell office:value-type="string">
            <text:p>0.51811745106205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ultiple criteria decision-making techniques and their applications–a review of the literature from 2000 to 2014</text:p>
          </table:table-cell>
          <table:table-cell office:value-type="float" office:value="1.70903759291887E+018">
            <text:p>170903759291887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6944444444444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The effects of urban spatial structure on travel demand in the United States</text:p>
          </table:table-cell>
          <table:table-cell office:value-type="float" office:value="8.97990565013804E+018">
            <text:p>89799056501380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urban form</text:p>
          </table:table-cell>
          <table:table-cell table:number-columns-repeated="2"/>
          <table:table-cell office:value-type="string">
            <text:p>0.775554353704705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Why do the poor live in cities? The role of public transportation</text:p>
          </table:table-cell>
          <table:table-cell office:value-type="float" office:value="4.5929757817225E+018">
            <text:p>45929757817225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0384087791495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<text:s/>Handbook of regional and urban economics: cities and geography</text:p>
          </table:table-cell>
          <table:table-cell office:value-type="float" office:value="1.24406288224694E+019">
            <text:p>12440628822469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rban form and travel behaviour: micro-level household attributes and residential context</text:p>
          </table:table-cell>
          <table:table-cell office:value-type="float" office:value="6.81643835043218E+018">
            <text:p>681643835043218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795277344620183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Measuring territorial cohesion impacts of High-Speed Rail at different planning levels</text:p>
          </table:table-cell>
          <table:table-cell office:value-type="float" office:value="1.10157568639666E+019">
            <text:p>110157568639666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6211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Impact of rapid transit on suburban residential property values and land development</text:p>
          </table:table-cell>
          <table:table-cell office:value-type="float" office:value="1.03627619442357E+019">
            <text:p>10362761944235700000</text:p>
          </table:table-cell>
          <table:table-cell office:value-type="float" office:value="1972">
            <text:p>197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and development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422248661511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<text:s/>The impact of railway stations on residential and commercial property value: a meta-analysis</text:p>
          </table:table-cell>
          <table:table-cell office:value-type="float" office:value="1.34457980321658E+019">
            <text:p>134457980321658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468489892984542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Urban concentration: the role of increasing returns and transport costs</text:p>
          </table:table-cell>
          <table:table-cell office:value-type="float" office:value="1.82726238012795E+019">
            <text:p>182726238012795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9095763616945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Effects of urban rail transit expansions: Evidence from sixteen cities, 1970-2000 </text:p>
          </table:table-cell>
          <table:table-cell office:value-type="float" office:value="1.40490050342347E+019">
            <text:p>14049005034234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214567221891731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Infrastructure, geographical disadvantage, transport costs, and trade</text:p>
          </table:table-cell>
          <table:table-cell office:value-type="float" office:value="3.89046776752502E+018">
            <text:p>389046776752502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 mythe du développement économique induit par les grandes infrastructures de transports</text:p>
          </table:table-cell>
          <table:table-cell office:value-type="float" office:value="1.08566581031183E+019">
            <text:p>10856658103118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port Infrastructure and Economic Development: which appropriation dynamics by productive actors? The example of the grain industry around the Seine-Nord …</text:p>
          </table:table-cell>
          <table:table-cell office:value-type="float" office:value="1.66370722824394E+019">
            <text:p>1663707228243940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'évolution des marchés immobiliers résidentiels dans l'aire urbaine de Reims: un effet de la Ligne à Grande Vitesse Est-européenne?</text:p>
          </table:table-cell>
          <table:table-cell office:value-type="float" office:value="1.51371796123443E+019">
            <text:p>151371796123443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s nouvelles gares TGV périphériques: des instruments au service du développement économique des territoires?</text:p>
          </table:table-cell>
          <table:table-cell office:value-type="float" office:value="1.29585788857561E+019">
            <text:p>129585788857561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roduction to the special issue on the evolution of transportation network infrastructure</text:p>
          </table:table-cell>
          <table:table-cell office:value-type="float" office:value="1.47820483125959E+019">
            <text:p>147820483125959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367346938775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Modeling the growth of transportation networks: a comprehensive review</text:p>
          </table:table-cell>
          <table:table-cell office:value-type="float" office:value="1.56017041959707E+019">
            <text:p>156017041959707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7555555555555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Ligne à Grande Vitesse et marchés immobiliers résidentiels à Reims: entre attractivité, aménités et anticipations</text:p>
          </table:table-cell>
          <table:table-cell office:value-type="float" office:value="1.68116655311394E+018">
            <text:p>168116655311394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 speed Rail service and local economic development, a review</text:p>
          </table:table-cell>
          <table:table-cell office:value-type="float" office:value="1.60931977026278E+019">
            <text:p>160931977026278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oes the tunnel effect still remains in 2016?</text:p>
          </table:table-cell>
          <table:table-cell office:value-type="float" office:value="1.07388640397489E+019">
            <text:p>107388640397489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n investigation into the economic impacts on cities of investment in light rail systems</text:p>
          </table:table-cell>
          <table:table-cell office:value-type="float" office:value="1.00790223458946E+019">
            <text:p>1007902234589460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impact of railway station development on urban dynamics: A review of the Amsterdam South Axis project</text:p>
          </table:table-cell>
          <table:table-cell office:value-type="float" office:value="5.07274801210951E+018">
            <text:p>507274801210951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Reducing energy consumption through trajectory optimization for a metro network</text:p>
          </table:table-cell>
          <table:table-cell office:value-type="float" office:value="9.99651810948687E+018">
            <text:p>9996518109486870000</text:p>
          </table:table-cell>
          <table:table-cell office:value-type="float" office:value="1975">
            <text:p>197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gration of Sustainability Issues in Strategic Transportation Planning: A Multi‐criteria Model for the Assessment of Transport Infrastructure Plans</text:p>
          </table:table-cell>
          <table:table-cell office:value-type="float" office:value="3.03878553134091E+018">
            <text:p>303878553134091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string">
            <text:p>0.53833333333333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Computational Modeling of Networked Infrastructures: Macroscopic Multivariate Approach</text:p>
          </table:table-cell>
          <table:table-cell office:value-type="float" office:value="6.22627127982691E+018">
            <text:p>622627127982691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cessibility evaluation of land-use and transport strategies: review and research directions</text:p>
          </table:table-cell>
          <table:table-cell office:value-type="float" office:value="1.49039972753772E+019">
            <text:p>149039972753772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accessibility</text:p>
          </table:table-cell>
          <table:table-cell/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 office:value-type="string">
            <text:p>compares measures</text:p>
          </table:table-cell>
          <table:table-cell/>
          <table:table-cell office:value-type="string">
            <text:p>0.49112654320987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Ecogenèse territoriale et territorialité</text:p>
          </table:table-cell>
          <table:table-cell office:value-type="float" office:value="1.71454249112592E+019">
            <text:p>17145424911259200000</text:p>
          </table:table-cell>
          <table:table-cell office:value-type="float" office:value="1986">
            <text:p>198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portation and Land Use</text:p>
          </table:table-cell>
          <table:table-cell office:value-type="float" office:value="8.66047725331532E+018">
            <text:p>866047725331532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6278763971071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a Performance territoriale des réseaux de transport</text:p>
          </table:table-cell>
          <table:table-cell office:value-type="float" office:value="1.43483952454658E+019">
            <text:p>143483952454658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ménagement du territoire et utilisation du sol</text:p>
          </table:table-cell>
          <table:table-cell office:value-type="float" office:value="1.69671908803669E+019">
            <text:p>169671908803669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s territoires du tramway moderne: de la ligne à la ville durable</text:p>
          </table:table-cell>
          <table:table-cell office:value-type="float" office:value="1.08098515775477E+019">
            <text:p>10809851577547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37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role of the transport system in destination development</text:p>
          </table:table-cell>
          <table:table-cell office:value-type="float" office:value="1.65084883330733E+018">
            <text:p>165084883330733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tourism</text:p>
          </table:table-cell>
          <table:table-cell/>
          <table:table-cell office:value-type="string">
            <text:p>0.541522491349481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Modèles d'intégration spatiale et réseau des villes en Europe occidentale</text:p>
          </table:table-cell>
          <table:table-cell office:value-type="float" office:value="1.44368605382735E+019">
            <text:p>1443686053827350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2"/>
          <table:table-cell office:value-type="string">
            <text:p>http://www.persee.fr/doc/spgeo_0046-2497_1998_num_27_1_1117</text:p>
          </table:table-cell>
          <table:table-cell office:value-type="string">
            <text:p>0.710743801652893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L'évolution des villes dans l'espace post-soviétique. Observation et modélisations.</text:p>
          </table:table-cell>
          <table:table-cell office:value-type="float" office:value="1.30775702132029E+018">
            <text:p>13077570213202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Conception d'un automate cellulaire non stationnaire à base de graphe pour modéliser la structure spatiale urbaine: le modèle Remus</text:p>
          </table:table-cell>
          <table:table-cell office:value-type="float" office:value="2.24612427465954E+018">
            <text:p>224612427465954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2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SYSTEME TERRITORIAL ET DEVELOPPEMENT: Impact de la route Nouakchott-Nouadhibou sur le Parc National du Banc d'Arguin</text:p>
          </table:table-cell>
          <table:table-cell office:value-type="float" office:value="1.75583063783521E+019">
            <text:p>17558306378352100000</text:p>
          </table:table-cell>
          <table:table-cell office:value-type="float" office:value="2012">
            <text:p>2012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ogiques urbanistiques et logiques de transports au sein d'une intercommunalité périurbaine. L'exemple de la construction territoriale du Pays Voironnais</text:p>
          </table:table-cell>
          <table:table-cell office:value-type="float" office:value="1.18031659255743E+019">
            <text:p>118031659255743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<text:s/>Desserte ferroviaire à grande vitesse, activation des ressources spécifiques et développement du tourisme: le cas de l'agglomération rémoise</text:p>
          </table:table-cell>
          <table:table-cell office:value-type="float" office:value="1.49005322971664E+019">
            <text:p>149005322971664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 réseau autoroutier français: un outil rapidement valorisé, des effets controversés</text:p>
          </table:table-cell>
          <table:table-cell office:value-type="float" office:value="9.38845837984645E+018">
            <text:p>9388458379846450000</text:p>
          </table:table-cell>
          <table:table-cell office:value-type="float" office:value="1997">
            <text:p>199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organizational learning of a new realtion between road projets planning and territory stakeholders: the case of the Quebec ministry of tranportation</text:p>
          </table:table-cell>
          <table:table-cell office:value-type="float" office:value="1.09029357192507E+019">
            <text:p>10902935719250700000</text:p>
          </table:table-cell>
          <table:table-cell office:value-type="float" office:value="2008">
            <text:p>2008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20 Co-evolutionary dynamics of ports and cities in the global maritime network, 1950–90</text:p>
          </table:table-cell>
          <table:table-cell office:value-type="float" office:value="1.09409582180394E+018">
            <text:p>109409582180394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 l'impact du TGV sur deux quartiers de gare: Nancy Grand Coeur et Metz Amphithéâtre</text:p>
          </table:table-cell>
          <table:table-cell office:value-type="float" office:value="8.01462378504143E+018">
            <text:p>801462378504143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ignes ferroviaires à grande vitesse et dynamiques locales: une analyse comparée de la littérature</text:p>
          </table:table-cell>
          <table:table-cell office:value-type="float" office:value="1.66964677515226E+019">
            <text:p>166964677515226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 temporal GIS for exploring land use and transportation interactions</text:p>
          </table:table-cell>
          <table:table-cell office:value-type="float" office:value="1.35117671426436E+019">
            <text:p>135117671426436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Understanding road network dynamics: Link-based topological patterns</text:p>
          </table:table-cell>
          <table:table-cell office:value-type="float" office:value="8.54742288751048E+018">
            <text:p>85474228875104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1016949152542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Les gares TGV dans les zones périurbaines des villes moyennes sont-elles des vecteurs de métropolisation?</text:p>
          </table:table-cell>
          <table:table-cell office:value-type="float" office:value="2.32987367729585E+018">
            <text:p>232987367729585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s stratégies d'anticipation des «effets» territoriaux des grands équipements de transport: le cas du TGV Rhin-Rhône</text:p>
          </table:table-cell>
          <table:table-cell office:value-type="float" office:value="6.40324524611433E+018">
            <text:p>640324524611433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ransport and land use interaction: A French case of suburban development in the Lille Metropolitan Area (LMA)</text:p>
          </table:table-cell>
          <table:table-cell office:value-type="float" office:value="1.42810710463272E+019">
            <text:p>142810710463272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8868455620191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The structuring effects of transport infrastructure</text:p>
          </table:table-cell>
          <table:table-cell office:value-type="float" office:value="1.58764434390745E+019">
            <text:p>158764434390745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special issue l'Espace Geo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roissance et décroissance des réseaux</text:p>
          </table:table-cell>
          <table:table-cell office:value-type="float" office:value="5.48291077952255E+018">
            <text:p>548291077952255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es villes dans l'espace-temps: vitesse des communications et structuration des territoires à l'échelle intra et interurbaine</text:p>
          </table:table-cell>
          <table:table-cell office:value-type="float" office:value="1.25784228812859E+019">
            <text:p>125784228812859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<text:s/>Structure and dynamics of transportation networks: Models</text:p>
          </table:table-cell>
          <table:table-cell office:value-type="float" office:value="4.52924420045722E+018">
            <text:p>452924420045722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 rôle des grandes infrastructures dans la structuration des espaces régionaux: le cas de l'arrivée du TGV dans le réseau métropolitain Rhin-Rhône</text:p>
          </table:table-cell>
          <table:table-cell office:value-type="float" office:value="1.46498962897015E+019">
            <text:p>146498962897015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nteraction of rail infrastructure and urbanisation in the Netherlands; a preliminary analysis</text:p>
          </table:table-cell>
          <table:table-cell office:value-type="float" office:value="1.54138073395318E+019">
            <text:p>154138073395318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grated land use and transportation interaction: a temporal GIS exploratory data analysis approach</text:p>
          </table:table-cell>
          <table:table-cell office:value-type="float" office:value="1.24725621466276E+019">
            <text:p>124725621466276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no application</text:p>
          </table:table-cell>
          <table:table-cell/>
          <table:table-cell office:value-type="string">
            <text:p>0.62518518518518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ime Evolution of Road Networks</text:p>
          </table:table-cell>
          <table:table-cell office:value-type="float" office:value="6.72445287716238E+018">
            <text:p>67244528771623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hysics</text:p>
          </table:table-cell>
          <table:table-cell table:number-columns-repeated="3"/>
          <table:table-cell office:value-type="string">
            <text:p>0.524691358024691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Evaluating transport externalities of urban growth: a critical review of scenario-based planning methods</text:p>
          </table:table-cell>
          <table:table-cell office:value-type="float" office:value="1.10574296371955E+019">
            <text:p>110574296371955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office:value-type="string">
            <text:p>model assessment</text:p>
          </table:table-cell>
          <table:table-cell table:number-columns-repeated="2"/>
          <table:table-cell office:value-type="string">
            <text:p>0.53466014504975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The land use and transit connection in Toronto: Some lessons for Australian cities</text:p>
          </table:table-cell>
          <table:table-cell office:value-type="float" office:value="2.45660333881117E+018">
            <text:p>2456603338811170000</text:p>
          </table:table-cell>
          <table:table-cell office:value-type="float" office:value="1991">
            <text:p>1991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Evolution of the transit-oriented development model for low-density cities: a case study of Perth's new railway corridor</text:p>
          </table:table-cell>
          <table:table-cell office:value-type="float" office:value="1.83528316805003E+019">
            <text:p>18352831680500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tod</text:p>
          </table:table-cell>
          <table:table-cell office:value-type="string">
            <text:p>Pert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6535174227481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land-use impacts of urban rail transit systems</text:p>
          </table:table-cell>
          <table:table-cell office:value-type="float" office:value="1.4078813764339E+019">
            <text:p>140788137643390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74380165289256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Land-use/transport interaction models: Past and future</text:p>
          </table:table-cell>
          <table:table-cell office:value-type="float" office:value="9.33313482323828E+018">
            <text:p>933313482323828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4214876033058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Evaluating transit-oriented development using a sustainability framework: Lessons from Perth's network city</text:p>
          </table:table-cell>
          <table:table-cell office:value-type="float" office:value="1.87497500296141E+018">
            <text:p>187497500296141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1900826446281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Overview of land use transport models</text:p>
          </table:table-cell>
          <table:table-cell office:value-type="float" office:value="3.64721697525838E+018">
            <text:p>364721697525838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677678827923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Linking urban transport and land use in developing countries</text:p>
          </table:table-cell>
          <table:table-cell office:value-type="float" office:value="5.81933628528961E+017">
            <text:p>581933628528961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2"/>
          <table:table-cell office:value-type="string">
            <text:p>https://www.jtlu.org/index.php/jtlu/article/view/425</text:p>
          </table:table-cell>
          <table:table-cell office:value-type="string">
            <text:p>0.6978879706152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Towards a land use and transport interaction framework</text:p>
          </table:table-cell>
          <table:table-cell office:value-type="float" office:value="1.71025277155917E+018">
            <text:p>171025277155917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702331961591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Integrated urban models for simulation of transit and land-use policies</text:p>
          </table:table-cell>
          <table:table-cell office:value-type="float" office:value="3.78161726341743E+018">
            <text:p>37816172634174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guidelines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it-oriented development in San Diego County: The incremental implementation of a planning idea</text:p>
          </table:table-cell>
          <table:table-cell office:value-type="float" office:value="2.71163232776069E+018">
            <text:p>271163232776069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391787343781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Chinese edition of transit-oriented development</text:p>
          </table:table-cell>
          <table:table-cell office:value-type="float" office:value="1.44243162444104E+019">
            <text:p>144243162444104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909090909090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pplied models of urban land use, transport and environment: state of the art and future developments</text:p>
          </table:table-cell>
          <table:table-cell office:value-type="float" office:value="6.37720225464363E+018">
            <text:p>63772022546436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728395061728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Future forms and design for sustainable cities</text:p>
          </table:table-cell>
          <table:table-cell office:value-type="float" office:value="2.37074195116117E+018">
            <text:p>237074195116117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4575446187128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Spatial economic impacts of transport infrastructure investments</text:p>
          </table:table-cell>
          <table:table-cell office:value-type="float" office:value="4.09968516075524E+018">
            <text:p>409968516075524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5579050792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Equip the warrior instead of manning the equipment: Land use and transport planning support in the Netherlands</text:p>
          </table:table-cell>
          <table:table-cell office:value-type="float" office:value="6.56954646811065E+018">
            <text:p>65695464681106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planning practice</text:p>
          </table:table-cell>
          <table:table-cell/>
          <table:table-cell office:value-type="string">
            <text:p>0.6220414201183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UPlan: a versatile urban growth model for transportation planning</text:p>
          </table:table-cell>
          <table:table-cell office:value-type="float" office:value="4.92391425070446E+018">
            <text:p>492391425070446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veloping a sustainability assessment model: the sustainable infrastructure, land-use, environment and transport model</text:p>
          </table:table-cell>
          <table:table-cell office:value-type="float" office:value="1.05470173154513E+019">
            <text:p>10547017315451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11226451364859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Regional polycentricity: an indicator framework for assessing cohesion impacts of railway infrastructures</text:p>
          </table:table-cell>
          <table:table-cell office:value-type="float" office:value="1.13517034487543E+019">
            <text:p>11351703448754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and-use/transport interaction models as tools for sustainability impact assessment of transport investments: review and research perspectives</text:p>
          </table:table-cell>
          <table:table-cell office:value-type="float" office:value="3.7180573973416E+018">
            <text:p>37180573973416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39171006944444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and-use transport interaction: state of the art</text:p>
          </table:table-cell>
          <table:table-cell office:value-type="float" office:value="1.67323320070513E+019">
            <text:p>167323320070513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452690166975881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Towards the 5-stage land use-transport model</text:p>
          </table:table-cell>
          <table:table-cell office:value-type="float" office:value="1.17036625311179E+019">
            <text:p>11703662531117900000</text:p>
          </table:table-cell>
          <table:table-cell office:value-type="float" office:value="1993">
            <text:p>199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it transformations: private financing and sustainable urbanism in Hong Kong and Tokyo</text:p>
          </table:table-cell>
          <table:table-cell office:value-type="float" office:value="1.12254502663814E+019">
            <text:p>112254502663814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ntegration of LUTI models into Sustainable Urban Mobility Plans (SUMPs)</text:p>
          </table:table-cell>
          <table:table-cell office:value-type="float" office:value="9.96364451534859E+018">
            <text:p>99636445153485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Joint accessibility design: framework developed with practitioners to integrate land use and transport planning in the Netherlands</text:p>
          </table:table-cell>
          <table:table-cell office:value-type="float" office:value="9.27927171724747E+018">
            <text:p>9279271717247470000</text:p>
          </table:table-cell>
          <table:table-cell office:value-type="float" office:value="2008">
            <text:p>2008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010772545398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marrer le développement urbain aux infrastructures de transport publics: examen comparatif des politiques locales de quatre agglomérations suisses</text:p>
          </table:table-cell>
          <table:table-cell office:value-type="float" office:value="9.54427775099459E+018">
            <text:p>954427775099459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a planification métropolitaine et le transit-oriented development (TOD): les nouveaux instruments de la gouvernance du Grand Montréal</text:p>
          </table:table-cell>
          <table:table-cell office:value-type="float" office:value="1.67679334154303E+019">
            <text:p>16767933415430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portation implications of metropolitan spatial planning in mega-city Beijing</text:p>
          </table:table-cell>
          <table:table-cell office:value-type="float" office:value="1.66459990856816E+019">
            <text:p>166459990856816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103129594623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<text:s/>Developing a Tool for Evaluating Land Use-Transport Integration</text:p>
          </table:table-cell>
          <table:table-cell office:value-type="float" office:value="5.13511112867275E+018">
            <text:p>5135111128672750000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Can we integrate land-use and transport planning? An investigation into the use of travel planning in regulation</text:p>
          </table:table-cell>
          <table:table-cell office:value-type="float" office:value="2.50809671920186E+018">
            <text:p>25080967192018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 l'évaluation de l'effet structurant d'un projet urbain à l'analyse des congruences entre stratégies d'acteurs: le réaménagement du Vieux-Port de …</text:p>
          </table:table-cell>
          <table:table-cell office:value-type="float" office:value="1.35245588183406E+019">
            <text:p>13524558818340600000</text:p>
          </table:table-cell>
          <table:table-cell office:value-type="float" office:value="2003">
            <text:p>200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jecting a rapid rail link into a metropolis</text:p>
          </table:table-cell>
          <table:table-cell office:value-type="float" office:value="1.28886820997091E+019">
            <text:p>128886820997091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The effects of the high-speed railway on urban development: International experience and potential implications for China</text:p>
          </table:table-cell>
          <table:table-cell office:value-type="float" office:value="1.38682112478599E+019">
            <text:p>1386821124785990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272632674297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Benchmarking Public Transport and Land Use Integration in Melbourne and Hamburg: Hints for Policy Makers</text:p>
          </table:table-cell>
          <table:table-cell office:value-type="float" office:value="1.76722155167465E+019">
            <text:p>1767221551674650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 design framework for measuring transit oriented development</text:p>
          </table:table-cell>
          <table:table-cell office:value-type="float" office:value="4.4579221682066E+017">
            <text:p>44579221682066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4890738813735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Les Contrats de développement territorial (CDT) du Grand Paris: une négociation multi-échelles de l'articulation urbanisme-transport?</text:p>
          </table:table-cell>
          <table:table-cell office:value-type="float" office:value="8.7404541090571E+018">
            <text:p>8740454109057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ransport matters: integrated approaches to planning city-regions</text:p>
          </table:table-cell>
          <table:table-cell office:value-type="float" office:value="1.43333260702683E+019">
            <text:p>14333326070268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'approche des relations entre infrastructures et territoires: retours sur la théorie et les méthodes</text:p>
          </table:table-cell>
          <table:table-cell office:value-type="float" office:value="2.43622995403341E+018">
            <text:p>243622995403341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Coordonner transports et urbanisme</text:p>
          </table:table-cell>
          <table:table-cell office:value-type="float" office:value="1.28237660736754E+019">
            <text:p>128237660736754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velopment of a virtual city model for urban land use and transport planning</text:p>
          </table:table-cell>
          <table:table-cell office:value-type="float" office:value="1.03165897284958E+019">
            <text:p>103165897284958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and use around metro stations: A case study</text:p>
          </table:table-cell>
          <table:table-cell office:value-type="float" office:value="1.37216836338935E+019">
            <text:p>137216836338935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and use and transport interaction</text:p>
          </table:table-cell>
          <table:table-cell office:value-type="float" office:value="4.60120336229132E+018">
            <text:p>460120336229132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Integrating land-use and transport infrastructure planning: towards adaptive and sustainable transport infrastructure</text:p>
          </table:table-cell>
          <table:table-cell office:value-type="float" office:value="5.60835736460905E+018">
            <text:p>560835736460905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72189349112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Land-use transport interaction models</text:p>
          </table:table-cell>
          <table:table-cell office:value-type="float" office:value="1.61293256347258E+019">
            <text:p>161293256347258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380622837370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Models of transportation and land use change: a guide to the territory</text:p>
          </table:table-cell>
          <table:table-cell office:value-type="float" office:value="5.19134936220191E+018">
            <text:p>519134936220191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integrated land use and transportation indexing model: assessing the sustainability of the Gold Coast, Australia</text:p>
          </table:table-cell>
          <table:table-cell office:value-type="float" office:value="6.44016970928697E+018">
            <text:p>644016970928697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ding between land use and transportation planning: the Kuopio model</text:p>
          </table:table-cell>
          <table:table-cell office:value-type="float" office:value="6.97217264262062E+017">
            <text:p>697217264262062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he Difficult Relationship between Land Use Planning and Transport Planning: Evidences from the City of Turin, Italy</text:p>
          </table:table-cell>
          <table:table-cell office:value-type="float" office:value="3.93327735510547E+018">
            <text:p>393327735510547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njecting a rapid rail link into a metropolis</text:p>
          </table:table-cell>
          <table:table-cell office:value-type="float" office:value="1.55430945067238E+019">
            <text:p>15543094506723800000</text:p>
          </table:table-cell>
          <table:table-cell office:value-type="float" office:value="2010">
            <text:p>2010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Multiple‐criteria decision support system in highway infrastructure management</text:p>
          </table:table-cell>
          <table:table-cell office:value-type="float" office:value="9.67375971305641E+018">
            <text:p>967375971305641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3147242368021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Functional-spatial sustainability potentials of integrated infrastructure planning</text:p>
          </table:table-cell>
          <table:table-cell office:value-type="float" office:value="1.35307994055738E+019">
            <text:p>1353079940557380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multi-level governance</text:p>
          </table:table-cell>
          <table:table-cell table:number-columns-repeated="2"/>
          <table:table-cell office:value-type="string">
            <text:p>0.63520822065981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network governance approach to transit-oriented development: Integrating urban transport and land use policies in Urumqi, China</text:p>
          </table:table-cell>
          <table:table-cell office:value-type="float" office:value="9.28488496550666E+018">
            <text:p>9284884965506660000</text:p>
          </table:table-cell>
          <table:table-cell office:value-type="float" office:value="2016">
            <text:p>201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transportation governance</text:p>
          </table:table-cell>
          <table:table-cell table:number-columns-repeated="2"/>
          <table:table-cell office:value-type="string">
            <text:p>0.36308283928857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nalysis of the impact of high-speed railroad service on air transport demand</text:p>
          </table:table-cell>
          <table:table-cell office:value-type="float" office:value="2.7411686112387E+018">
            <text:p>27411686112387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survey</text:p>
          </table:table-cell>
          <table:table-cell table:number-columns-repeated="3"/>
          <table:table-cell office:value-type="string">
            <text:p>transportation</text:p>
          </table:table-cell>
          <table:table-cell table:number-columns-repeated="3"/>
          <table:table-cell office:value-type="string">
            <text:p>0.785714285714286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Modelling the joint access mode and railway station choice</text:p>
          </table:table-cell>
          <table:table-cell office:value-type="float" office:value="7.83610843972122E+018">
            <text:p>783610843972122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4176960643493</text:p>
          </table:table-cell>
          <table:table-cell office:value-type="string">
            <text:p>hedonic</text:p>
          </table:table-cell>
        </table:table-row>
        <table:table-row table:style-name="ro1">
          <table:table-cell office:value-type="string">
            <text:p>Current operational urban land‐use–transport modelling frameworks: A review</text:p>
          </table:table-cell>
          <table:table-cell office:value-type="float" office:value="1.75646922453294E+019">
            <text:p>175646922453294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3350694444444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study of on integrated intercity travel demand model</text:p>
          </table:table-cell>
          <table:table-cell office:value-type="float" office:value="9.42822472285585E+018">
            <text:p>942822472285585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8567708333333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Transport networks and spatial choices: A European perspective</text:p>
          </table:table-cell>
          <table:table-cell office:value-type="float" office:value="5.32750935868788E+018">
            <text:p>53275093586878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Network design and transportation planning: Models and algorithms</text:p>
          </table:table-cell>
          <table:table-cell office:value-type="float" office:value="1.35271937729425E+019">
            <text:p>135271937729425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network design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9876543209876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A coverage model for improving public transit system accessibility and expanding access</text:p>
          </table:table-cell>
          <table:table-cell office:value-type="float" office:value="7.71487315532427E+018">
            <text:p>771487315532427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14710743801653</text:p>
          </table:table-cell>
          <table:table-cell office:value-type="string">
            <text:p>infra planning</text:p>
          </table:table-cell>
        </table:table-row>
        <table:table-row table:style-name="ro1">
          <table:table-cell office:value-type="string">
            <text:p><text:s/>The saga of integrated land use-transport modeling: how many more dreams before we wake up?</text:p>
          </table:table-cell>
          <table:table-cell office:value-type="float" office:value="1.77332609409072E+019">
            <text:p>177332609409072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High speed rail: implication for cities</text:p>
          </table:table-cell>
          <table:table-cell office:value-type="float" office:value="1.82104803124657E+019">
            <text:p>182104803124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19113573407202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Optimal Land Use—Transport Strategies: Methodology and Application to European Cities</text:p>
          </table:table-cell>
          <table:table-cell office:value-type="float" office:value="9.93533951162482E+018">
            <text:p>993533951162482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1657384718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erritorial implications of high speed rail: a Spanish perspective</text:p>
          </table:table-cell>
          <table:table-cell office:value-type="float" office:value="7.23877365431167E+018">
            <text:p>723877365431167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ransport planning with multiple criteria: the analytic hierarchy process applications and progress review</text:p>
          </table:table-cell>
          <table:table-cell office:value-type="float" office:value="1.41172618409862E+019">
            <text:p>14117261840986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76470588235294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Comparing the output of cost benefit and multi-criteria analysis: An application to urban transport investments</text:p>
          </table:table-cell>
          <table:table-cell office:value-type="float" office:value="1.11197307243814E+019">
            <text:p>111197307243814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8649613325402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Is investment in high speed rail socially profitable?</text:p>
          </table:table-cell>
          <table:table-cell office:value-type="float" office:value="8.9718225816755E+018">
            <text:p>897182258167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97037037037037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multi‐actor, multi‐criteria analysis methodology (MAMCA) for the evaluation of transport projects: Theory and practice</text:p>
          </table:table-cell>
          <table:table-cell office:value-type="float" office:value="1.67839013192212E+019">
            <text:p>16783901319221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64197530864198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Development of a temporal and spatial linkage between transit demand and land-use patterns</text:p>
          </table:table-cell>
          <table:table-cell office:value-type="float" office:value="8.61286836386688E+018">
            <text:p>86128683638668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0393240514401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<text:s/>Using transport models in spatial planning: issues from a review of the London land-use/transport interaction (LUTI) Model</text:p>
          </table:table-cell>
          <table:table-cell office:value-type="float" office:value="1.58437736534902E+019">
            <text:p>15843773653490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ustainable accessibility: a conceptual framework to integrate transport and land use plan-making. Two test-applications in the Netherlands and a reflection on the …</text:p>
          </table:table-cell>
          <table:table-cell office:value-type="float" office:value="7.32726277020764E+018">
            <text:p>73272627702076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Developing transit-oriented corridors: Insights from Tokyo</text:p>
          </table:table-cell>
          <table:table-cell office:value-type="float" office:value="1.6163531430831E+019">
            <text:p>161635314308310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9190672153635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Urban Land-use and Transport Interaction: Policies and Models. Report of the International Study Group on Land-use/Transport Interaction (ISGLUTI)</text:p>
          </table:table-cell>
          <table:table-cell office:value-type="float" office:value="6.72452539935467E+018">
            <text:p>6724525399354670000</text:p>
          </table:table-cell>
          <table:table-cell office:value-type="float" office:value="1988">
            <text:p>198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ccessibility Impact of the Suburbanization of High-Speed Rail Stations in China</text:p>
          </table:table-cell>
          <table:table-cell office:value-type="float" office:value="1.26162436643991E+018">
            <text:p>126162436643991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189158016148</text:p>
          </table:table-cell>
          <table:table-cell office:value-type="string">
            <text:p>hsr</text:p>
          </table:table-cell>
        </table:table-row>
        <table:table-row table:style-name="ro1">
          <table:table-cell office:value-type="string">
            <text:p>Access: the transport-land use economic link</text:p>
          </table:table-cell>
          <table:table-cell office:value-type="float" office:value="3.71449018976679E+018">
            <text:p>371449018976679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0978758850479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<text:s/>Integrated land use and transport modelling. Decision chains and hierarchies</text:p>
          </table:table-cell>
          <table:table-cell office:value-type="float" office:value="1.79287494559604E+019">
            <text:p>17928749455960400000</text:p>
          </table:table-cell>
          <table:table-cell office:value-type="float" office:value="1989">
            <text:p>198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491076257436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Introduction to the special issue The regional and urban effects of high-speed trains</text:p>
          </table:table-cell>
          <table:table-cell office:value-type="float" office:value="1.11133428558324E+019">
            <text:p>111133428558324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610799551354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Potential Impact of Housing Policy on Transportation Infrastructure in Chinese Cities</text:p>
          </table:table-cell>
          <table:table-cell office:value-type="float" office:value="1.46311223938075E+019">
            <text:p>146311223938075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356352036029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Rail system development and urban transformations: Towards a spatial decision support system</text:p>
          </table:table-cell>
          <table:table-cell office:value-type="float" office:value="7.60869087170086E+018">
            <text:p>760869087170086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he local economic impacts of high-speed railways: theories and facts</text:p>
          </table:table-cell>
          <table:table-cell office:value-type="float" office:value="1.23663126874926E+019">
            <text:p>12366312687492600000</text:p>
          </table:table-cell>
          <table:table-cell office:value-type="float" office:value="2017">
            <text:p>201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nalyse des relations transports/évolution de la banlieue dense de paris</text:p>
          </table:table-cell>
          <table:table-cell office:value-type="float" office:value="2.10142344604349E+018">
            <text:p>210142344604349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ssertes ferroviaires à grande vitesse et dynamiques locales: une analyse comparée de la littérature</text:p>
          </table:table-cell>
          <table:table-cell office:value-type="float" office:value="1.80524223880883E+019">
            <text:p>180524223880883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mpact of high-speed railway accessibility on the location choices of office establishments</text:p>
          </table:table-cell>
          <table:table-cell office:value-type="float" office:value="1.16213805247563E+019">
            <text:p>11621380524756300000</text:p>
          </table:table-cell>
          <table:table-cell office:value-type="float" office:value="2006">
            <text:p>200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The Spatial Effects of High Speed Rail on Intermediate Cities in China–A Case Study of Beijing-Shanghai Express Railway</text:p>
          </table:table-cell>
          <table:table-cell office:value-type="float" office:value="1.32724995235857E+019">
            <text:p>1327249952358570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nfrastructures de transport, densification et étalement urbains: quelques enseignements de l'expérience nantaise</text:p>
          </table:table-cell>
          <table:table-cell office:value-type="float" office:value="1.7998228171206E+019">
            <text:p>17998228171206000000</text:p>
          </table:table-cell>
          <table:table-cell office:value-type="float" office:value="2007">
            <text:p>200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Spatio-temporal forecasting of network data</text:p>
          </table:table-cell>
          <table:table-cell office:value-type="float" office:value="3.60119688423235E+018">
            <text:p>360119688423235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nalyser les mobilités et le rayonnement des villes pour révéler les effets territoriaux des grandes infrastructures de transport</text:p>
          </table:table-cell>
          <table:table-cell office:value-type="float" office:value="1.3700207924043E+019">
            <text:p>13700207924043000000</text:p>
          </table:table-cell>
          <table:table-cell office:value-type="float" office:value="1998">
            <text:p>1998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Grande vitesse ferroviaire et développement économique local: une revue de la littérature</text:p>
          </table:table-cell>
          <table:table-cell office:value-type="float" office:value="7.52563184500981E+018">
            <text:p>7525631845009810000</text:p>
          </table:table-cell>
          <table:table-cell office:value-type="float" office:value="2011">
            <text:p>2011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Long-term impacts of transport infrastructure networks on land-use change: an international review of empirical studies</text:p>
          </table:table-cell>
          <table:table-cell office:value-type="float" office:value="1.82193793908578E+018">
            <text:p>182193793908578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46446280991736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Spatial economic impacts of transport infrastructure supply</text:p>
          </table:table-cell>
          <table:table-cell office:value-type="float" office:value="9.34183198479603E+018">
            <text:p>934183198479603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484693877551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ransport et développement des territoires</text:p>
          </table:table-cell>
          <table:table-cell office:value-type="float" office:value="1.0442182600287E+019">
            <text:p>104421826002870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A multi-paradigm approach to system dynamics modeling of intercity transportation</text:p>
          </table:table-cell>
          <table:table-cell office:value-type="float" office:value="1.50321421143372E+018">
            <text:p>150321421143372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9349112426035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Viewpoint: Toward a new generation of land use transport interaction models</text:p>
          </table:table-cell>
          <table:table-cell office:value-type="float" office:value="1.57238137186677E+019">
            <text:p>157238137186677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53199474573091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The coevolution of transport and land use: An introduction to the Special Issue and an outline of a research agenda</text:p>
          </table:table-cell>
          <table:table-cell office:value-type="float" office:value="1.64126136067611E+019">
            <text:p>164126136067611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</table:table>
      <table:database-ranges>
        <table:database-range table:target-range-address="Feuille1.A1:Feuille1.AMJ1048576" table:contains-header="false">
          <table:sort>
            <table:sort-by table:field-number="5" table:data-type="automatic"/>
            <table:sort-by table:field-number="7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8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1T18:18:22</dc:date>
    <dc:creator>Juste Raimbault</dc:creator>
    <meta:generator>OpenOffice/4.1.3$Unix OpenOffice.org_project/413m1$Build-9783</meta:generator>
    <meta:editing-duration>P3DT46M31S</meta:editing-duration>
    <meta:editing-cycles>1</meta:editing-cycles>
    <meta:document-statistic meta:table-count="1" meta:cell-count="3612" meta:object-count="0"/>
  </office:meta>
</office:document-meta>
</file>